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" svg:font-family="Courier" style:font-family-generic="syste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Times New Roman" fo:font-size="14pt" style:font-size-asian="14pt" style:font-size-complex="14pt"/>
    </style:style>
    <style:style style:name="P2" style:family="paragraph" style:parent-style-name="Preformatted_20_Text" style:master-page-name="MP0">
      <style:paragraph-properties style:page-number="auto" fo:break-before="page"/>
      <style:text-properties style:font-name="Times New Roman" fo:font-size="14pt" style:font-size-asian="14pt" style:font-size-complex="14pt"/>
    </style:style>
    <style:style style:name="P3" style:family="paragraph" style:parent-style-name="Preformatted_20_Text">
      <style:text-properties style:font-name="Times New Roman" fo:font-size="14pt" style:font-size-asian="14pt" style:font-size-complex="14pt"/>
    </style:style>
    <style:style style:name="T1" style:family="text">
      <style:text-properties officeooo:rsid="0015a4d5"/>
    </style:style>
    <style:style style:name="T2" style:family="text">
      <style:text-properties officeooo:rsid="00165368"/>
    </style:style>
    <style:style style:name="T3" style:family="text">
      <style:text-properties officeooo:rsid="00176062"/>
    </style:style>
    <style:style style:name="T4" style:family="text">
      <style:text-properties style:font-name="Times New Roman"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Assessment-3</text:p>
      <text:p text:style-name="P1">1.Check if a string is a palindrome.</text:p>
      <text:p text:style-name="P1">n = input("<text:span text:style-name="T1">enter string</text:span> ")<text:line-break/><text:line-break/>rev_str = ""<text:line-break/><text:line-break/>for i in n:<text:line-break/> <text:s text:c="3"/>rev_str = i + rev_str<text:line-break/><text:line-break/>if rev_str == n:<text:line-break/> <text:s text:c="3"/>print("palindrome")<text:line-break/>else:<text:line-break/> <text:s text:c="3"/>print("not palindrome")</text:p>
      <text:p text:style-name="Preformatted_20_Text"><text:span text:style-name="Default_20_Paragraph_20_Font"><text:span text:style-name="T4"/></text:span></text:p>
      <text:p text:style-name="Preformatted_20_Text"><text:span text:style-name="Default_20_Paragraph_20_Font"><text:span text:style-name="T4"/></text:span></text:p>
      <text:p text:style-name="P1">2.Count the frequency of characters in a string</text:p>
      <text:p text:style-name="P1">s1 = input("<text:span text:style-name="T1">enter string</text:span>")<text:line-break/><text:line-break/>f = {}<text:line-break/><text:line-break/>for i in s1:<text:line-break/> <text:s text:c="3"/>if i in f:<text:line-break/> <text:s text:c="7"/>f[i]+=1<text:line-break/> <text:s text:c="3"/>else:<text:line-break/> <text:s text:c="7"/>f[i] = 1<text:line-break/>print(f)</text:p>
      <text:p text:style-name="Preformatted_20_Text"><text:span text:style-name="Default_20_Paragraph_20_Font"><text:span text:style-name="T4"/></text:span></text:p>
      <text:p text:style-name="P1"/>
      <text:p text:style-name="P1">3.Find the first non-repeating character</text:p>
      <text:p text:style-name="P1">s1 = input("<text:span text:style-name="T2">enter string</text:span>")<text:line-break/><text:line-break/>d = {}<text:line-break/><text:line-break/>for i in s1:<text:line-break/> <text:s text:c="3"/>if i in d:<text:line-break/> <text:s text:c="7"/>d[i]+=1<text:line-break/> <text:s text:c="3"/>else:<text:line-break/> <text:s text:c="7"/>d[i] = 1<text:line-break/><text:line-break/><text:soft-page-break/>for i in s1:<text:line-break/> <text:s text:c="3"/>if d[i] == 1:<text:line-break/> <text:s text:c="7"/>print("first non-repeating character is:", i)<text:line-break/> <text:s text:c="7"/>break</text:p>
      <text:p text:style-name="Preformatted_20_Text"><text:span text:style-name="Default_20_Paragraph_20_Font"><text:span text:style-name="T4"/></text:span></text:p>
      <text:p text:style-name="P1"/>
      <text:p text:style-name="P1">4.Check if two strings are anagrams</text:p>
      <text:p text:style-name="P1">s1 = input("<text:span text:style-name="T3">enter s1</text:span>")<text:line-break/>s2 = input("<text:span text:style-name="T3">enter s2</text:span> ")<text:line-break/><text:line-break/>if len(s1)!=len(s2):<text:line-break/> <text:s text:c="3"/>print("Not Anagram")<text:line-break/>else:<text:line-break/> <text:s text:c="3"/>a = sorted(s1)<text:line-break/> <text:s text:c="3"/>b = sorted(s2)<text:line-break/> <text:s text:c="3"/>if(a == b):<text:line-break/> <text:s text:c="7"/>print("Anagram")<text:line-break/> <text:s text:c="3"/>else:<text:line-break/> <text:s text:c="7"/>print("Not Anagram")</text:p>
      <text:p text:style-name="Preformatted_20_Text"><text:span text:style-name="Default_20_Paragraph_20_Font"><text:span text:style-name="T4"/></text:span></text:p>
      <text:p text:style-name="Preformatted_20_Text"><text:span text:style-name="Default_20_Paragraph_20_Font"><text:span text:style-name="T4"/></text:span></text:p>
      <text:p text:style-name="P1">5.Longest substring without repeating characters</text:p>
      <text:p text:style-name="P1">n = input("Enter the String: ")<text:line-break/>st = 0<text:line-break/>m = 0<text:line-break/>d = {}<text:line-break/><text:line-break/>for i in range(len(n)):<text:line-break/> <text:s text:c="3"/>if n[i] in d and d[n[i]] &gt;= st:<text:line-break/> <text:s text:c="7"/>st = d[n[i]] + 1<text:line-break/> <text:s text:c="3"/>d[n[i]] = i<text:line-break/> <text:s text:c="3"/>m = max(m, i - st + 1)<text:line-break/><text:line-break/>print("Length of the longest substring without repeating characters:", m)</text:p>
      <text:p text:style-name="Preformatted_20_Text"><text:span text:style-name="Default_20_Paragraph_20_Font"><text:span text:style-name="T4"/></text:span></text:p>
      <text:p text:style-name="P1">6.Write a Python program that reverses the order of words in a given sentence.</text:p>
      <text:p text:style-name="P1">def reverse_characters_in_words(sentence):<text:line-break/> <text:s text:c="3"/>words = sentence.split()<text:line-break/> <text:s text:c="3"/>reversed_words = [word[::-1] for word in words]<text:line-break/> <text:s text:c="3"/>reversed_sentence = ' '.join(reversed_words)<text:line-break/><text:soft-page-break/> <text:s text:c="3"/>return reversed_sentence<text:line-break/><text:line-break/><text:line-break/>sentence = input("Enter a sentence: ")<text:line-break/>print("Sentence with words reversed:", reverse_characters_in_words(sentence))</text:p>
      <text:p text:style-name="P1"/>
      <text:p text:style-name="Preformatted_20_Text"><text:span text:style-name="Default_20_Paragraph_20_Font"><text:span text:style-name="T4"/></text:span></text:p>
      <text:p text:style-name="P1"/>
      <text:p text:style-name="P1">7.Count Vowels in a String</text:p>
      <text:p text:style-name="P1">n = input("Enter any String: ")<text:line-break/>count = 0<text:line-break/>for i in n:<text:line-break/> <text:s text:c="3"/>if i in "aeiou":<text:line-break/> <text:s text:c="7"/>count+=1<text:line-break/>print(count)</text:p>
      <text:p text:style-name="Preformatted_20_Text"><text:span text:style-name="Default_20_Paragraph_20_Font"><text:span text:style-name="T4"/></text:span></text:p>
      <text:p text:style-name="Preformatted_20_Text"><text:span text:style-name="Default_20_Paragraph_20_Font"><text:span text:style-name="T4"/></text:span></text:p>
      <text:p text:style-name="P1">8.Write a Python function to find the longest word in a given sentence.</text:p>
      <text:p text:style-name="P1">n = input("Enter the string: ")<text:line-break/><text:line-break/>longest_word = n.split()<text:line-break/>length = 0<text:line-break/><text:line-break/>for word in longest_word:<text:line-break/> <text:s text:c="3"/>if len(word) &gt; length:<text:line-break/> <text:s text:c="7"/>length = len(word)<text:line-break/>print(length)</text:p>
      <text:p text:style-name="Preformatted_20_Text"><text:span text:style-name="Default_20_Paragraph_20_Font"><text:span text:style-name="T4"/></text:span></text:p>
      <text:p text:style-name="P1">9.Write a Python program to remove duplicate characters from a string while preserving the order of characters.</text:p>
      <text:p text:style-name="P1">def remove_dup(n):<text:line-break/> <text:s text:c="3"/>list = []<text:line-break/><text:line-break/> <text:s text:c="3"/>for i in n:<text:line-break/> <text:s text:c="7"/>if i not in list:<text:line-break/> <text:s text:c="11"/>list.append(i)<text:line-break/> <text:s text:c="3"/>st = "".join(list)<text:line-break/> <text:s text:c="3"/>return st<text:line-break/><text:line-break/>n = input("Enter any String:")<text:line-break/><text:soft-page-break/>print(remove_dup(n))</text:p>
      <text:p text:style-name="Preformatted_20_Text"><text:span text:style-name="Default_20_Paragraph_20_Font"><text:span text:style-name="T4"/></text:span></text:p>
      <text:p text:style-name="P1">10.Write a Python program to count the occurrences of each word in a given sentence.</text:p>
      <text:p text:style-name="P1">s1 = input("Enter the string:")<text:line-break/>f = {}<text:line-break/>words = s1.split()<text:line-break/><text:line-break/>for word in words:<text:line-break/> <text:s text:c="3"/>if word in f:<text:line-break/> <text:s text:c="7"/>f[word] += 1<text:line-break/> <text:s text:c="3"/>else:<text:line-break/> <text:s text:c="7"/>f[word] = 1<text:line-break/>print(f)</text:p>
      <text:p text:style-name="Preformatted_20_Text"><text:span text:style-name="Default_20_Paragraph_20_Font"><text:span text:style-name="T4"/></text:span></text:p>
      <text:p text:style-name="P1"/>
      <text:p text:style-name="P1">11.Write a Python program to compress a string by replacing consecutive repeating characters with the character followed by its count.</text:p>
      <text:p text:style-name="P1">def String_compression(st):<text:line-break/> <text:s text:c="3"/>i = 0<text:line-break/> <text:s text:c="3"/>compressed = ""<text:line-break/> <text:s text:c="3"/>while i &lt; len(st):<text:line-break/> <text:s text:c="7"/>count = 1<text:line-break/> <text:s text:c="7"/>while i &lt; len(st) - 1 and st[i] == st[i + 1]:<text:line-break/> <text:s text:c="11"/>i += 1<text:line-break/> <text:s text:c="11"/>count += 1<text:line-break/> <text:s text:c="7"/>compressed += st[i]<text:line-break/> <text:s text:c="7"/>if count &gt; 1:<text:line-break/> <text:s text:c="11"/>compressed += str(count)<text:line-break/> <text:s text:c="7"/>i += 1<text:line-break/> <text:s text:c="3"/>return compressed <text:s/><text:line-break/><text:line-break/>st = input("Enter any String: ")<text:line-break/>result = String_compression(st)<text:line-break/>print(result)</text:p>
      <text:p text:style-name="Preformatted_20_Text"><text:span text:style-name="Default_20_Paragraph_20_Font"><text:span text:style-name="T4"/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" svg:font-family="Courier" style:font-family-generic="system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Footnote_5f_Symbol" style:display-name="Footnote_Symbol" style:family="text">
      <style:text-properties style:text-position="super 67%"/>
    </style:style>
    <style:style style:name="Endnote_5f_Symbol" style:display-name="Endnote_Symbol" style:family="text">
      <style:text-properties style:text-position="super 67%"/>
    </style:style>
    <style:style style:name="Footnote_5f_anchor" style:display-name="Footnote_anchor" style:family="text">
      <style:text-properties style:text-position="super 67%"/>
    </style:style>
    <style:style style:name="Endnote_5f_anchor" style:display-name="Endnote_anchor" style:family="text">
      <style:text-properties style:text-position="super 67%"/>
    </style:style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Aman Kumar</meta:initial-creator>
    <meta:creation-date>2024-11-16T16:29:00Z</meta:creation-date>
    <dc:date>2024-11-17T23:17:13.340000000</dc:date>
    <meta:print-date>2024-11-16T16:29:00Z</meta:print-date>
    <meta:editing-cycles>10</meta:editing-cycles>
    <meta:editing-duration>PT2H50M33S</meta:editing-duration>
    <meta:document-statistic meta:table-count="0" meta:image-count="0" meta:object-count="0" meta:page-count="4" meta:paragraph-count="23" meta:word-count="458" meta:character-count="3004" meta:non-whitespace-character-count="2220"/>
    <meta:template xlink:type="simple" xlink:actuate="onRequest" xlink:title="" xlink:href="../../../../AppData/Local/Microsoft/Windows/INetCache/IE/IX0AVD1F/Assignment-3(Strings_In_Python)%5B1%5D.odt/Normal.dotm"/>
  </office:meta>
</office:document-meta>
</file>